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Задача № 1:</text:p>
      <text:p text:style-name="Standard">Сбор юз-кейсов по игре (клон Dark Swords)</text:p>
      <text:p text:style-name="Standard">1.Облик персонажа.</text:p>
      <text:p text:style-name="Standard">Персонаж будет иметь на выбор класс и расу, инвентарь, возможность носить броню и бижутерию, находить артефакты и пользоваться ими, </text:p>
      <text:p text:style-name="Standard">передвигаться по карте, открывать локации, сражаться с отрядами (нападать и защищаться) по уровню, возрождаться после смерти, <text:s/></text:p>
      <text:p text:style-name="Standard">растить свой уровень за счет сражений, увеличивая тем самым свои показатели, такие как урон, носить доспехи по уровню и торговать.</text:p>
      <text:p text:style-name="Standard"/>
      <text:p text:style-name="Standard">1.Передвижение по карте: </text:p>
      <text:p text:style-name="Standard">а) прокладывать путь от точки до точки по уже пройденной карте; </text:p>
      <text:p text:style-name="Standard">b) прокладывать путь пошагово, открывая карту (на пути перед «героем» оказывается видимой каждая последующая клетка или две - если</text:p>
      <text:p text:style-name="Standard">развилка, чтобы можно было выбирать желаемое направление); </text:p>
      <text:p text:style-name="Standard">с) двигаться можно выбирая направления пути: вперед, назад, влево и вправо; </text:p>
      <text:p text:style-name="Standard">d) передвижение невозможно в ту сторону где нарисованной клетки не существует</text:p>
      <text:p text:style-name="Standard">e)по клику на миникарте (будет входить в интерфейс) открывать карту в отдельном окне, и закрывать по кресту. </text:p>
      <text:p text:style-name="Standard"/>
      <text:p text:style-name="Standard">2.Поднимать/выбрасывать предметы:</text:p>
      <text:p text:style-name="Standard">а) «даблклик» правой кнопкой мыши по вещи <text:s/>автоматически заносит выбранную вещь в личный инвентарь;</text:p>
      <text:p text:style-name="Standard"><text:s/>b) чтобы выбросить предмет нужно зайти в инвентарь кликнуть на вещь правой кнопкой мыши после чего выскочит дополнительная панель </text:p>
      <text:p text:style-name="Standard">где одной из опций будет «выбросить». Нажав на эту опцию предмет роняется на пол;</text:p>
      <text:p text:style-name="Standard">с) чтобы взять доспехи и личные вещи побежденного врага нужно даблкликнуть на его останки. Появится дополнительное окно с обзором </text:p>
      <text:p text:style-name="Standard">на доспехи и вещи врага и меню действий. Через кнопку "взять всё" - <text:s/>забирается весь инвентарь противника, чтобы взять вещи выборочно </text:p>
      <text:p text:style-name="Standard">выборочно: кликнуть на иконки в инвентаре с желаемыми вещами (отмечая/устанавливая галочку) и после нажатькнопку "взять", после чего </text:p>
      <text:p text:style-name="Standard">вещи переносятся в личный инвентарь героя.</text:p>
      <text:p text:style-name="Standard"/>
      <text:p text:style-name="Standard">3. Поднимать уровень (скилы):</text:p>
      <text:p text:style-name="Standard">После набора определенного количества очков (к примеру, 100 из 100) лвл повышается, что автоматически дает возможность носить</text:p>
      <text:p text:style-name="Standard">более крепкие доспехи; </text:p>
      <text:p text:style-name="Standard">повышается скил героя на условное к-во пунктов (будет зависеть от выбранной профессии, знака, расы и т.д), так же через повышенный лвл</text:p>
      <text:p text:style-name="Standard">можно получить доступ к изучению уровневых магических заклинаний или умений в разного рода школах и гильдиях.</text:p>
      <text:p text:style-name="Standard"/>
      <text:p text:style-name="Standard">4.Возрождаться собственной смерти в определенной точке (клетке):</text:p>
      <text:p text:style-name="Standard">Будет существовать постоянная "дефолтная" клетка на которую будет возвращаться возрожденный герой вне зависимости от того где его убили,</text:p>
      <text:p text:style-name="Standard">но без инвентаря (единственное условие: оставлять то, что на нем было надето.) То есть, если герой умер - содержимое инвентаря остается </text:p>
      <text:p text:style-name="Standard">в той локации и на той клетке где он был убит, но все что было на его теле (это его броня и оружие) появляется на нем вместе с его </text:p>
      <text:p text:style-name="Standard">возрождением.</text:p>
      <text:p text:style-name="Standard"/>
      <text:p text:style-name="Standard"><text:soft-page-break/>3. Отрисовка пути:</text:p>
      <text:p text:style-name="Standard">Герой начинает путь, постепенно открывая карту которая остается видимой: ступил на первую <text:s/>клетку - <text:s/>открылась/отрисовалась следующая,</text:p>
      <text:p text:style-name="Standard"><text:s/>ступил на нее – прорисовались, к примеру, еще две - одна вверх другая прямо: если выбрал прямо и пошел по этому пути, то верхняя клетка,</text:p>
      <text:p text:style-name="Standard"><text:s/>будет так же оставаться видимой, но дальнейшего пути в ту сторону не видно не будет, пока герой не вернется и не пройдет по нему. </text:p>
      <text:p text:style-name="Standard"/>
      <text:p text:style-name="Standard">4.Отрисовка всей карты (или отдельной ее локации):</text:p>
      <text:p text:style-name="Standard">После того как герой открыл локацию или путь пройдя по нему, <text:s/>они будут оставаться видимыми для него навсегда.</text:p>
      <text:p text:style-name="Standard"/>
      <text:p text:style-name="Standard">5.Отражение на карте предметов: дверей, сундуков (разных вещей); вражеских или нейтральных отрядов:</text:p>
      <text:p text:style-name="Standard">Если на клетке будет присутствовать одна или несколько вышеперечисленных сущностей, <text:s/>информация об этом будет высвечиваться </text:p>
      <text:p text:style-name="Standard">в дополнительном окне.</text:p>
      <text:p text:style-name="Standard"/>
      <text:p text:style-name="Standard">6.Отрисовка разными цветами клетки в зависимости от типа локации (временно):</text:p>
      <text:p text:style-name="Standard">Использовать разный цвет для клеток в локациях с разным типом местности (например: зеленый цвет клеток когда дорога пересекает лес).</text:p>
      <text:p text:style-name="Standard"/>
      <text:p text:style-name="Standard">7. Отображение в клетке героя двигающегося по карте:</text:p>
      <text:p text:style-name="Standard">Иконка героя всегда должна отображаться на пути.</text:p>
      <text:p text:style-name="Standard"/>
      <text:p text:style-name="Standard">8.Возможность торговли/обмена вещами:</text:p>
      <text:p text:style-name="Standard">Будут существовать торговцы и их лавки, реже — одинокие путники. Осуществление через кнопку "войти в магазин" или "торговать", </text:p>
      <text:p text:style-name="Standard">подразумевает наличие денег и/или вещей которые можно продать/купить.</text:p>
      <text:p text:style-name="Standard"/>
      <text:p text:style-name="Standard">9. Возможность обмена ударами по очереди (сражение):</text:p>
      <text:p text:style-name="Standard">Через двойной клик на иконку противника начинается бой;</text:p>
      <text:p text:style-name="Standard">обычно первый удар/действие(типа красться) будет принадлежать тем, кто первый напал — герой либо агрессивный моб.</text:p>
      <text:p text:style-name="Standard"/>
      <text:p text:style-name="Standard">10. Использование магии (урон/проклятия/целительство):</text:p>
      <text:p text:style-name="Standard">В бою может использоваться целительство, для «отхила» себя, если такой навык изучен, можно накладывать проклятия на противника или</text:p>
      <text:p text:style-name="Standard">наносить урон с помощью магии если герой маг или изучил магию.</text:p>
      <text:p text:style-name="Standard"/>
      <text:p text:style-name="Standard">11. Возможность поднимать бафф за счет заклинаний, вещей, учителей и т.п.</text:p>
      <text:p text:style-name="Standard">Можно наложить на себя купленное или изученное заклинание или найти особый артефакт повышающий текущий скилл в несколько раз.</text:p>
      <text:p text:style-name="Standard"/>
      <text:p text:style-name="Standard">12.Типы и виды брони и одежды.</text:p>
      <text:p text:style-name="Standard">Одежда мага будет отличаться от одежды и брони воина внешне и увеличивать разные параметры, к примеру, броня воину будет давать больше </text:p>
      <text:p text:style-name="Standard">защиты, а магу нужно пройти больше левлов чтобы суметь ее надеть, потому ему будет лучше надеть магическую сутану которая будет усиливать </text:p>
      <text:p text:style-name="Standard">его сопротивление к магии или давать процент к отхилу.</text:p>
      <text:p text:style-name="Standard"/>
      <text:p text:style-name="Standard">13. Визуальное окно в котором отображается уровень и баффы персонажа:</text:p>
      <text:p text:style-name="Standard"><text:soft-page-break/>Окно персонажа <text:s/>в себя включает:</text:p>
      <text:p text:style-name="Standard"><text:s/>какая броня на нем надета;</text:p>
      <text:p text:style-name="Standard"><text:s/>какой у него текущий уровень и скиллы;</text:p>
      <text:p text:style-name="Standard"><text:s/>какой в наличии инвентарь (а так же текущая грузоподъемность и заполненость);</text:p>
      <text:p text:style-name="Standard"><text:s/>так же в окно персонажа будет входить опция в виде кнопок, например: поднять/выбросить предмет, <text:s/>усилить предмет через алхимию </text:p>
      <text:p text:style-name="Standard">(нужна будет лаборатория для осуществления этого действия) и т. д.</text:p>
      <text:p text:style-name="Standard"/>
      <text:p text:style-name="Standard">14.Что прежде всего хотим видеть перед собой при игре (интерфейс):</text:p>
      <text:p text:style-name="Standard">Иконку <text:span text:style-name="T1">персонажа</text:span> с его текущими параметрами, </text:p>
      <text:p text:style-name="Standard">иконку отряда если такой появляется рядом, с его текущими параметрами,</text:p>
      <text:p text:style-name="Standard">Вещи которые можно подобрать,</text:p>
      <text:p text:style-name="Standard">Миниатюра карты которую можно разворачивать и сворачивать по своему усмотрению,</text:p>
      <text:p text:style-name="Standard">Текстовая панель с сообщениями,</text:p>
      <text:p text:style-name="Standard">Панель с дополнительной навигацией, с помощью которой можно будет подробнее узнавать о своем персонаже и управлять им (например, доступ к инвентарю и его опциям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14S</meta:editing-duration>
    <meta:editing-cycles>4</meta:editing-cycles>
    <meta:generator>OpenOffice/4.1.2$Win32 OpenOffice.org_project/412m3$Build-9782</meta:generator>
    <dc:date>2018-02-22T13:23:00.90</dc:date>
    <meta:document-statistic meta:table-count="0" meta:image-count="0" meta:object-count="0" meta:page-count="3" meta:paragraph-count="73" meta:word-count="874" meta:character-count="5990"/>
    <meta:user-defined meta:name="Info 1"/>
    <meta:user-defined meta:name="Info 2"/>
    <meta:user-defined meta:name="Info 3"/>
    <meta:user-defined meta:name="Info 4"/>
  </office:meta>
</office:document-meta>
</file>